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 see! You’re looking for a template that you can give to clients or collaborators to gather all the essential details for building a program. The form would help ensure that you have all the necessary information upfront, so you can start the project with clear expectations and requirements.</text:p>
      <text:p text:style-name="Text_20_body">Here’s a template you can use to gather comprehensive project information:</text:p>
      <text:p text:style-name="Horizontal_20_Line"/>
      <text:h text:style-name="Heading_20_3" text:outline-level="3"><text:span text:style-name="Strong_20_Emphasis">Project Information Gathering Form</text:span></text:h>
      <text:h text:style-name="Heading_20_4" text:outline-level="4">1. <text:span text:style-name="Strong_20_Emphasis">Basic Information</text:span></text:h>
      <text:list text:style-name="L1">
        <text:list-item>
          <text:p text:style-name="P2"><text:span text:style-name="Strong_20_Emphasis">Project Name</text:span>: </text:p>
        </text:list-item>
        <text:list-item>
          <text:p text:style-name="P2"><text:span text:style-name="Strong_20_Emphasis">Client/Team Name</text:span>: </text:p>
        </text:list-item>
        <text:list-item>
          <text:p text:style-name="P2"><text:span text:style-name="Strong_20_Emphasis">Contact Information (Email/Phone)</text:span>: </text:p>
        </text:list-item>
        <text:list-item>
          <text:p text:style-name="P2"><text:span text:style-name="Strong_20_Emphasis">Date of Request</text:span>: </text:p>
        </text:list-item>
        <text:list-item>
          <text:p text:style-name="P2"><text:span text:style-name="Strong_20_Emphasis">Target Completion Date</text:span>: </text:p>
        </text:list-item>
        <text:list-item>
          <text:p text:style-name="P1"><text:span text:style-name="Strong_20_Emphasis">Preferred Development Environment/Platform</text:span>: (e.g., Windows, macOS, Linux, Web) </text:p>
        </text:list-item>
      </text:list>
      <text:h text:style-name="Heading_20_4" text:outline-level="4">2. <text:span text:style-name="Strong_20_Emphasis">Project Overview</text:span></text:h>
      <text:list text:style-name="L2">
        <text:list-item>
          <text:p text:style-name="P4"><text:span text:style-name="Strong_20_Emphasis">Brief Description of the Program</text:span>:<text:line-break/><text:span text:style-name="Emphasis">(What is the main goal of the program? What should it do?)</text:span> </text:p>
        </text:list-item>
        <text:list-item>
          <text:p text:style-name="P4"><text:span text:style-name="Strong_20_Emphasis">Key Features/Functionality</text:span>:<text:line-break/><text:span text:style-name="Emphasis">(List all major features and their intended purposes)</text:span> </text:p>
          <text:list>
            <text:list-item>
              <text:p text:style-name="P4">Example: File management, database integration, data analysis, etc. </text:p>
            </text:list-item>
          </text:list>
        </text:list-item>
        <text:list-item>
          <text:p text:style-name="P3"><text:span text:style-name="Strong_20_Emphasis">Intended User Base</text:span>:<text:line-break/><text:span text:style-name="Emphasis">(Who will be using this program? End users, internal staff, etc.)</text:span> </text:p>
        </text:list-item>
      </text:list>
      <text:h text:style-name="Heading_20_4" text:outline-level="4">3. <text:span text:style-name="Strong_20_Emphasis">Target Platforms &amp; Compatibility</text:span></text:h>
      <text:list text:style-name="L3">
        <text:list-item>
          <text:p text:style-name="P6"><text:span text:style-name="Strong_20_Emphasis">Supported Operating Systems</text:span>:<text:line-break/><text:span text:style-name="Emphasis">(e.g., Windows, macOS, Linux, mobile platforms, web, etc.)</text:span> </text:p>
        </text:list-item>
        <text:list-item>
          <text:p text:style-name="P6"><text:span text:style-name="Strong_20_Emphasis">Device Types (if applicable)</text:span>:<text:line-break/><text:span text:style-name="Emphasis">(e.g., Desktop, mobile, tablet, etc.)</text:span> </text:p>
        </text:list-item>
        <text:list-item>
          <text:p text:style-name="P6"><text:span text:style-name="Strong_20_Emphasis">Web or Native Application</text:span>:<text:line-break/><text:span text:style-name="Emphasis">(Will this be a web-based application, a desktop program, or mobile app?)</text:span> </text:p>
        </text:list-item>
        <text:list-item>
          <text:p text:style-name="P5"><text:span text:style-name="Strong_20_Emphasis">Cross-Platform Support</text:span>:<text:line-break/><text:span text:style-name="Emphasis">(Is cross-platform compatibility required? Yes/No)</text:span><text:line-break/><text:span text:style-name="Emphasis">(If yes, which platforms?)</text:span> </text:p>
        </text:list-item>
      </text:list>
      <text:h text:style-name="Heading_20_4" text:outline-level="4">4. <text:span text:style-name="Strong_20_Emphasis">User Interface &amp; Design</text:span></text:h>
      <text:list text:style-name="L4">
        <text:list-item>
          <text:p text:style-name="P8"><text:span text:style-name="Strong_20_Emphasis">UI/UX Requirements</text:span>:<text:line-break/><text:span text:style-name="Emphasis">(Do you have existing design guidelines or inspiration for the UI?)</text:span> </text:p>
        </text:list-item>
        <text:list-item>
          <text:p text:style-name="P8"><text:span text:style-name="Strong_20_Emphasis">Key Screens/Pages</text:span>:<text:line-break/><text:span text:style-name="Emphasis">(List major screens or sections of the program, with descriptions)</text:span> </text:p>
        </text:list-item>
        <text:list-item>
          <text:p text:style-name="P8"><text:soft-page-break/><text:span text:style-name="Strong_20_Emphasis">Design Preferences</text:span>:<text:line-break/><text:span text:style-name="Emphasis">(Colors, layout style, buttons, navigation, etc.)</text:span> </text:p>
        </text:list-item>
        <text:list-item>
          <text:p text:style-name="P7"><text:span text:style-name="Strong_20_Emphasis">Accessibility Features</text:span>:<text:line-break/><text:span text:style-name="Emphasis">(Are there any specific accessibility requirements? E.g., color blindness, screen reader support.)</text:span> </text:p>
        </text:list-item>
      </text:list>
      <text:h text:style-name="Heading_20_4" text:outline-level="4">5. <text:span text:style-name="Strong_20_Emphasis">Core Functionality</text:span></text:h>
      <text:list text:style-name="L5">
        <text:list-item>
          <text:p text:style-name="P10"><text:span text:style-name="Strong_20_Emphasis">Main Features</text:span>:<text:line-break/><text:span text:style-name="Emphasis">(Describe in detail what the program needs to do)</text:span> </text:p>
          <text:list>
            <text:list-item>
              <text:p text:style-name="P10">Example: "File picker with search function", "User authentication", etc. </text:p>
            </text:list-item>
          </text:list>
        </text:list-item>
        <text:list-item>
          <text:p text:style-name="P10"><text:span text:style-name="Strong_20_Emphasis">Input and Output</text:span>:<text:line-break/><text:span text:style-name="Emphasis">(What data will be input into the system, and what output should be produced?)</text:span> </text:p>
        </text:list-item>
        <text:list-item>
          <text:p text:style-name="P9"><text:span text:style-name="Strong_20_Emphasis">Database Requirements</text:span>:<text:line-break/><text:span text:style-name="Emphasis">(Does the project need a database? What data needs to be stored?)</text:span> </text:p>
        </text:list-item>
      </text:list>
      <text:h text:style-name="Heading_20_4" text:outline-level="4">6. <text:span text:style-name="Strong_20_Emphasis">Security &amp; Privacy</text:span></text:h>
      <text:list text:style-name="L6">
        <text:list-item>
          <text:p text:style-name="P12"><text:span text:style-name="Strong_20_Emphasis">Authentication</text:span>:<text:line-break/><text:span text:style-name="Emphasis">(Does the application require user login, permissions, or roles?)</text:span> </text:p>
        </text:list-item>
        <text:list-item>
          <text:p text:style-name="P12"><text:span text:style-name="Strong_20_Emphasis">Encryption</text:span>:<text:line-break/><text:span text:style-name="Emphasis">(Is encryption needed for sensitive data? Yes/No)</text:span> </text:p>
        </text:list-item>
        <text:list-item>
          <text:p text:style-name="P11"><text:span text:style-name="Strong_20_Emphasis">Data Privacy Requirements</text:span>:<text:line-break/><text:span text:style-name="Emphasis">(Any regulations to follow? GDPR, HIPAA, etc.)</text:span> </text:p>
        </text:list-item>
      </text:list>
      <text:h text:style-name="Heading_20_4" text:outline-level="4">7. <text:span text:style-name="Strong_20_Emphasis">Performance &amp; Scalability</text:span></text:h>
      <text:list text:style-name="L7">
        <text:list-item>
          <text:p text:style-name="P14"><text:span text:style-name="Strong_20_Emphasis">Expected Traffic/Load</text:span>:<text:line-break/><text:span text:style-name="Emphasis">(For web applications, how many users are expected? Will the system need to handle a lot of data?)</text:span> </text:p>
        </text:list-item>
        <text:list-item>
          <text:p text:style-name="P13"><text:span text:style-name="Strong_20_Emphasis">Performance Expectations</text:span>:<text:line-break/><text:span text:style-name="Emphasis">(Are there any specific performance benchmarks that need to be met?)</text:span> </text:p>
        </text:list-item>
      </text:list>
      <text:h text:style-name="Heading_20_4" text:outline-level="4">8. <text:span text:style-name="Strong_20_Emphasis">Integration &amp; APIs</text:span></text:h>
      <text:list text:style-name="L8">
        <text:list-item>
          <text:p text:style-name="P16"><text:span text:style-name="Strong_20_Emphasis">Third-Party Services</text:span>:<text:line-break/><text:span text:style-name="Emphasis">(Does the program need to integrate with external APIs or services? List them.)</text:span> </text:p>
        </text:list-item>
        <text:list-item>
          <text:p text:style-name="P15"><text:span text:style-name="Strong_20_Emphasis">Data Import/Export</text:span>:<text:line-break/><text:span text:style-name="Emphasis">(Will there be any need to import/export data from/to other programs or systems?)</text:span> </text:p>
        </text:list-item>
      </text:list>
      <text:h text:style-name="Heading_20_4" text:outline-level="4">9. <text:span text:style-name="Strong_20_Emphasis">What the Program Will Not Do</text:span></text:h>
      <text:list text:style-name="L9">
        <text:list-item>
          <text:p text:style-name="P18"><text:span text:style-name="Strong_20_Emphasis">Limitations</text:span>:<text:line-break/><text:span text:style-name="Emphasis">(Are there features or functionalities that are explicitly excluded from the project?)</text:span> </text:p>
        </text:list-item>
        <text:list-item>
          <text:p text:style-name="P17"><text:span text:style-name="Strong_20_Emphasis">Scope Exclusions</text:span>:<text:line-break/><text:span text:style-name="Emphasis">(What tasks, features, or systems are outside the scope of this project?)</text:span> </text:p>
        </text:list-item>
      </text:list>
      <text:h text:style-name="Heading_20_4" text:outline-level="4"><text:soft-page-break/>10. <text:span text:style-name="Strong_20_Emphasis">Technical Considerations</text:span></text:h>
      <text:list text:style-name="L10">
        <text:list-item>
          <text:p text:style-name="P20"><text:span text:style-name="Strong_20_Emphasis">Development Tools/Frameworks</text:span>:<text:line-break/><text:span text:style-name="Emphasis">(Any preferred programming languages, frameworks, or tools?)</text:span> </text:p>
        </text:list-item>
        <text:list-item>
          <text:p text:style-name="P19"><text:span text:style-name="Strong_20_Emphasis">Deployment Requirements</text:span>:<text:line-break/><text:span text:style-name="Emphasis">(Does the program need to be deployed in a specific way? For example, via a web server, app store, etc.)</text:span> </text:p>
        </text:list-item>
      </text:list>
      <text:h text:style-name="Heading_20_4" text:outline-level="4">11. <text:span text:style-name="Strong_20_Emphasis">Budget &amp; Resources</text:span></text:h>
      <text:list text:style-name="L11">
        <text:list-item>
          <text:p text:style-name="P22"><text:span text:style-name="Strong_20_Emphasis">Estimated Budget</text:span>:<text:line-break/><text:span text:style-name="Emphasis">(What is the budget range for the project?)</text:span> </text:p>
        </text:list-item>
        <text:list-item>
          <text:p text:style-name="P22"><text:span text:style-name="Strong_20_Emphasis">Team Members Involved</text:span>:<text:line-break/><text:span text:style-name="Emphasis">(Who will be working on the project, including any developers, designers, or testers?)</text:span> </text:p>
        </text:list-item>
        <text:list-item>
          <text:p text:style-name="P21"><text:span text:style-name="Strong_20_Emphasis">Timeline and Milestones</text:span>:<text:line-break/><text:span text:style-name="Emphasis">(Are there specific deadlines for phases of the project? E.g., prototypes, testing, final delivery.)</text:span> </text:p>
        </text:list-item>
      </text:list>
      <text:h text:style-name="Heading_20_4" text:outline-level="4">12. <text:span text:style-name="Strong_20_Emphasis">Maintenance &amp; Support</text:span></text:h>
      <text:list text:style-name="L12">
        <text:list-item>
          <text:p text:style-name="P24"><text:span text:style-name="Strong_20_Emphasis">Post-Launch Support</text:span>:<text:line-break/><text:span text:style-name="Emphasis">(Will there be a need for ongoing support and maintenance after the program is delivered? What are the expectations?)</text:span> </text:p>
        </text:list-item>
        <text:list-item>
          <text:p text:style-name="P23"><text:span text:style-name="Strong_20_Emphasis">Updates &amp; Upgrades</text:span>:<text:line-break/><text:span text:style-name="Emphasis">(Is there an expectation for future updates or feature enhancements?)</text:span> </text:p>
        </text:list-item>
      </text:list>
      <text:h text:style-name="Heading_20_4" text:outline-level="4">13. <text:span text:style-name="Strong_20_Emphasis">Additional Notes</text:span></text:h>
      <text:list text:style-name="L13">
        <text:list-item>
          <text:p text:style-name="P25"><text:span text:style-name="Strong_20_Emphasis">Special Instructions or Considerations</text:span>:<text:line-break/><text:span text:style-name="Emphasis">(Anything else to note? Unique requirements, technical constraints, etc.)</text:span> </text:p>
        </text:list-item>
      </text:list>
      <text:p text:style-name="Horizontal_20_Line"/>
      <text:h text:style-name="Heading_20_3" text:outline-level="3">Instructions for Completion:</text:h>
      <text:list text:style-name="L14">
        <text:list-item>
          <text:p text:style-name="P27"><text:span text:style-name="Strong_20_Emphasis">Be as specific as possible</text:span> when describing your needs and expectations. </text:p>
        </text:list-item>
        <text:list-item>
          <text:p text:style-name="P27"><text:span text:style-name="Strong_20_Emphasis">Use the sections provided</text:span> to break down the information clearly. </text:p>
        </text:list-item>
        <text:list-item>
          <text:p text:style-name="P26">Once the form is complete, we will review it together to ensure all details are captured accurately. </text:p>
        </text:list-item>
      </text:list>
      <text:p text:style-name="Horizontal_20_Line"/>
      <text:p text:style-name="Text_20_body">This form can be filled out by your clients or collaborators, giving you a comprehensive overview of the project. You can tailor it to your needs depending on the complexity of the project or the type of software you’re building. Let me know if you'd like to customize or expand any sections furthe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6:02:46.117000000</meta:creation-date>
    <dc:date>2024-12-23T16:02:50.367000000</dc:date>
    <meta:editing-duration>PT6S</meta:editing-duration>
    <meta:editing-cycles>1</meta:editing-cycles>
    <meta:document-statistic meta:table-count="0" meta:image-count="0" meta:object-count="0" meta:page-count="3" meta:paragraph-count="60" meta:word-count="706" meta:character-count="4588" meta:non-whitespace-character-count="3942"/>
    <meta:generator>LibreOffice/7.6.2.1$Windows_X86_64 LibreOffice_project/56f7684011345957bbf33a7ee678afaf4d2ba333</meta:generator>
  </office:meta>
</office:document-meta>
</file>